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EngineServletRequest.setAttribute( String s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Head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UserInRol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JSPEngineServletRequest( HttpServletRequest request , String js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EngineServlet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Attribute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PEngineServletRequest.removeAttrib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setCharacterEncoding( java . lang .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Local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alPath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ramet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Int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Date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ession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questDispatch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ParameterValu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quest.get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